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rsid="000b4027" officeooo:paragraph-rsid="000b4027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officeooo:rsid="000b4027" officeooo:paragraph-rsid="000b4027" style:font-size-asian="13.1000003814697pt" style:font-size-complex="15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0b4027" officeooo:paragraph-rsid="000b4027" style:font-size-asian="13.1000003814697pt" style:font-size-complex="15pt"/>
    </style:style>
    <style:style style:name="P4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font-size="15pt" officeooo:rsid="000b4027" officeooo:paragraph-rsid="000b4027" style:font-size-asian="13.1000003814697pt" style:font-size-complex="15pt"/>
    </style:style>
    <style:style style:name="P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fo:font-size="15pt" officeooo:rsid="000b4027" officeooo:paragraph-rsid="000b4027" style:font-size-asian="13.1000003814697pt" style:font-size-complex="15pt"/>
    </style:style>
    <style:style style:name="P6" style:family="paragraph" style:parent-style-name="Standard">
      <style:paragraph-properties fo:line-height="150%" fo:text-align="justify" style:justify-single-word="false"/>
      <style:text-properties fo:font-size="15pt" style:text-underline-style="solid" style:text-underline-width="auto" style:text-underline-color="font-color" fo:font-weight="bold" officeooo:rsid="0004c4c3" officeooo:paragraph-rsid="0004c4c3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b4027" officeooo:paragraph-rsid="000b4027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b4027" officeooo:paragraph-rsid="000b4027" style:font-size-asian="13.1000003814697pt" style:font-weight-asian="bold" style:font-size-complex="15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none" fo:font-weight="normal" officeooo:rsid="0004c4c3" officeooo:paragraph-rsid="0004c4c3" style:font-size-asian="13.1000003814697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4c4c3" officeooo:paragraph-rsid="0004c4c3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fo:font-size="15pt" style:text-underline-style="none" fo:font-weight="normal" officeooo:rsid="000b4027" officeooo:paragraph-rsid="000b4027" style:font-size-asian="13.1000003814697pt" style:font-weight-asian="normal" style:font-size-complex="15pt" style:font-weight-complex="normal"/>
    </style:style>
    <style:style style:name="P12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fo:font-size="15pt" style:text-underline-style="none" fo:font-weight="normal" officeooo:rsid="000b67b6" officeooo:paragraph-rsid="000b67b6" style:font-size-asian="13.1000003814697pt" style:font-weight-asian="normal" style:font-size-complex="15pt" style:font-weight-complex="normal"/>
    </style:style>
    <style:style style:name="P13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font-size="15pt" style:text-underline-style="none" fo:font-weight="normal" officeooo:rsid="000b67b6" officeooo:paragraph-rsid="000b67b6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bold" officeooo:rsid="0004c4c3" officeooo:paragraph-rsid="0004c4c3" style:font-size-asian="13.1000003814697pt" style:font-weight-asian="bold" style:font-size-complex="15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bold" officeooo:rsid="000651b6" officeooo:paragraph-rsid="000651b6" style:font-size-asian="13.1000003814697pt" style:font-weight-asian="bold" style:font-size-complex="15pt" style:font-weight-complex="bold"/>
    </style:style>
    <style:style style:name="P16" style:family="paragraph" style:parent-style-name="Text_20_body">
      <style:text-properties officeooo:paragraph-rsid="000b40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la 2.2 – Entendendo os comandos Git</text:p>
      <text:p text:style-name="P6"/>
      <text:p text:style-name="P9">Saber usar o Git é fundamental na carreira de devs. </text:p>
      <text:p text:style-name="P10"/>
      <text:p text:style-name="P10">Através do <text:span text:style-name="T1">git clone</text:span> o diretório local recebe uma cópia de qquase todos os dados que o servidor possui. Cada versão de cada arquivo no histórico do projeto é obtida.</text:p>
      <text:p text:style-name="P10"/>
      <text:p text:style-name="P14">Fazer exercício prático das pizzarias</text:p>
      <text:p text:style-name="P14"><text:span text:style-name="T2"/></text:p>
      <text:p text:style-name="P15"><text:span text:style-name="T2">Quando se cria um branch novo é importante ver em qual se está no momento, pois o branch novo vai herdar os arquivos do branch atual.</text:span></text:p>
      <text:h text:style-name="P1" text:outline-level="1">Pull Request</text:h>
      <text:p text:style-name="P16"/>
      <text:p text:style-name="P2">Ferramenta importante para trabalo em grupo. Pode-se realizar sugestões e contribuir com alterações em um repositório, basta ter permissão.</text:p>
      <text:p text:style-name="P3">A vantagem de se realizar o <text:span text:style-name="T3">pull request</text:span><text:span text:style-name="T5"> é que se garante que a branch-padrão terá todo o seu trabalho concluído e aprovado, pois todas as alterações e testes serão realizados em uma branch separada.</text:span></text:p>
      <text:p text:style-name="P3"><text:span text:style-name="T5"/></text:p>
      <text:list xml:id="list2606131647" text:style-name="L1">
        <text:list-item>
          <text:p text:style-name="P5"><text:span text:style-name="T5">Cria-se uma nova branc e acima da linha de arquivos no github clica-se em pull request;</text:span></text:p>
        </text:list-item>
        <text:list-item>
          <text:p text:style-name="P5"><text:span text:style-name="T5">Através do menu suspenso da branch base seleciona-se aquela em que se deseja mergear as alterações;</text:span></text:p>
        </text:list-item>
        <text:list-item>
          <text:p text:style-name="P5"><text:span text:style-name="T5">Usa-se o menu suspenso da branch de comparação para escolher a branch na qqual as alterações foram feitas;</text:span></text:p>
        </text:list-item>
        <text:list-item>
          <text:p text:style-name="P5"><text:span text:style-name="T5">Digita-se um título e uma descrição para o </text:span><text:span text:style-name="T3">pull request</text:span><text:span text:style-name="T5">. Então </text:span><text:span text:style-name="T6">create</text:span><text:span text:style-name="T5"> ou </text:span><text:span text:style-name="T6">create draft;</text:span></text:p>
        </text:list-item>
      </text:list>
      <text:p text:style-name="P2"><text:span text:style-name="T6">Obs:</text:span><text:span text:style-name="T7"> após o primeiro push da branch, aparece a sugestão de abrir um pull reqquest no terminal.</text:span></text:p>
      <text:p text:style-name="P3"><text:span text:style-name="T7">Basicamente, o </text:span><text:span text:style-name="T4">pull reqquest</text:span><text:span text:style-name="T7"> serve para que se possa criar alterações e pedir revisões antes que essas alterações possam ir para o projeto principal.</text:span></text:p>
      <text:p text:style-name="P3"><text:span text:style-name="T7"/></text:p>
      <text:p text:style-name="P7"><text:span text:style-name="T5">RECAPITULANDO</text:span></text:p>
      <text:p text:style-name="P8"><text:span text:style-name="T5"/></text:p>
      <text:list xml:id="list1684078068" text:style-name="L2">
        <text:list-item>
          <text:p text:style-name="P11"><text:span text:style-name="T5">O Git é um sistema de versionamento distribuído (DVCS);</text:span></text:p>
        </text:list-item>
        <text:list-item>
          <text:p text:style-name="P11"><text:span text:style-name="T5">Porque ele é distribuído, o repositório fica na sua máquina e você não precisa se preocupar em fazer “lock” do arquivo, como em outros VCS’s;</text:span></text:p>
        </text:list-item>
        <text:list-item>
          <text:p text:style-name="P11"><text:span text:style-name="T5">O comando </text:span><text:span text:style-name="T8">git config</text:span><text:span text:style-name="T5"> permite configurar o Git;</text:span></text:p>
        </text:list-item>
        <text:list-item>
          <text:p text:style-name="P11"><text:span text:style-name="T5">Para iniciar um repositório local pode-se usar o </text:span><text:span text:style-name="T8">git init</text:span><text:span text:style-name="T5"> ou clonar um do github com </text:span><text:span text:style-name="T8">git clone</text:span><text:span text:style-name="T5">;</text:span></text:p>
        </text:list-item>
        <text:list-item>
          <text:p text:style-name="P12"><text:span text:style-name="T5">O GitHub é uma plataforma de hospedagem de código-fonte com controle de versão usando o Git.</text:span></text:p>
        </text:list-item>
      </text:list>
      <text:p text:style-name="P13"><text:span text:style-name="T5"/></text:p>
      <text:p text:style-name="P13"><text:span text:style-name="T5"/></text:p>
      <text:p text:style-name="P4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2:33:33.612812067</meta:creation-date>
    <meta:generator>LibreOffice/7.3.5.2$Linux_X86_64 LibreOffice_project/30$Build-2</meta:generator>
    <dc:date>2022-08-21T14:58:17.682799766</dc:date>
    <meta:editing-duration>PT14M18S</meta:editing-duration>
    <meta:editing-cycles>4</meta:editing-cycles>
    <meta:document-statistic meta:table-count="0" meta:image-count="0" meta:object-count="0" meta:page-count="3" meta:paragraph-count="20" meta:word-count="325" meta:character-count="1850" meta:non-whitespace-character-count="1552"/>
  </office:meta>
</office:document-meta>
</file>